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spo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_class</text:p>
          </table:table-cell>
          <table:table-cell office:value-type="string" table:style-name="ce1">
            <text:p>z_id_unit</text:p>
          </table:table-cell>
          <table:table-cell office:value-type="string" table:style-name="ce1">
            <text:p>id_cr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st 1</text:p>
          </table:table-cell>
          <table:table-cell office:value-type="float" office:value="49.006986" table:style-name="ce1">
            <text:p>49.006986</text:p>
          </table:table-cell>
          <table:table-cell office:value-type="float" office:value="8.376389" table:style-name="ce1">
            <text:p>8.376389</text:p>
          </table:table-cell>
          <table:table-cell/>
          <table:table-cell/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Erster Test</text:p>
          </table:table-cell>
          <table:table-cell/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rten</text:p>
          </table:table-cell>
          <table:table-cell office:value-type="float" office:value="49.006097" table:style-name="ce1">
            <text:p>49.006097</text:p>
          </table:table-cell>
          <table:table-cell office:value-type="float" office:value="8.382112" table:style-name="ce1">
            <text:p>8.382112</text:p>
          </table:table-cell>
          <table:table-cell/>
          <table:table-cell/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Unter dem Dach der Fahrradgarage</text:p>
          </table:table-cell>
          <table:table-cell/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